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justify" style:justify-single-word="false">
        <style:tab-stops/>
      </style:paragraph-properties>
    </style:style>
    <style:style style:name="P2" style:family="paragraph" style:parent-style-name="Header">
      <style:paragraph-properties fo:text-align="justify" style:justify-single-word="false">
        <style:tab-stops/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3" style:family="paragraph" style:parent-style-name="Header">
      <style:paragraph-properties fo:text-align="center" style:justify-single-word="false"/>
      <style:text-properties fo:font-size="14pt" fo:font-weight="bold" style:font-size-asian="14pt" style:font-weight-asian="bold"/>
    </style:style>
    <style:style style:name="P4" style:family="paragraph" style:parent-style-name="Header" style:list-style-name="L1"/>
    <style:style style:name="P5" style:family="paragraph" style:parent-style-name="Header" style:list-style-name="L1">
      <style:text-properties officeooo:rsid="000c4a75"/>
    </style:style>
    <style:style style:name="P6" style:family="paragraph" style:parent-style-name="Header" style:list-style-name="L1">
      <style:text-properties officeooo:rsid="000c4a75" officeooo:paragraph-rsid="000c4a75"/>
    </style:style>
    <style:style style:name="P7" style:family="paragraph" style:parent-style-name="Header" style:list-style-name="L1">
      <style:text-properties officeooo:rsid="000de4af" officeooo:paragraph-rsid="000de4af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style:use-window-font-color="true" loext:opacity="0%" style:font-name="Times New Roman" fo:font-size="12pt" fo:language="pt" fo:country="BR" style:font-name-asian="Times New Roman" style:font-size-asian="12pt" style:font-name-complex="Times New Roman" style:font-size-complex="10pt" style:language-complex="ar" style:country-complex="S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1"><text:span text:style-name="T1">Estudo de Caso:</text:span> Uma escola deseja informatizar sua biblioteca. Esta possui diversos títulos que em sua maioria possui mais de um exemplar por título. Todos os livros <text:s/>possuem uma ficha cadastro com os dados de número, título, autor, editora e data de aquisição, bem como os dados de empréstimo composto por data da retirada, data da devolução e pelo código do aluno que o retirou. Esta ficha fica anexa ao livro e é armazenada numa pasta de controle quando o aluno retira o livro. O aluno poderá retirar quantos livros quiser desde que possua cadastro na biblioteca. Entretanto, a bibliotecária gostaria de desenvolver um sistema que permitisse verificar se o aluno está atrasado com algum livro e se isto acontecer, não permitir que sejam feitos novos empréstimos para este aluno. O sistema deve ainda permitir que sejam impressos relatórios de retiradas por título, assunto e autores o que auxiliaria na análise estatística para aquisição de novos livros.</text:p>
      <text:p text:style-name="P1"/>
      <text:list xml:id="list1447033055" text:style-name="L1">
        <text:list-item>
          <text:p text:style-name="P4">Definir Entidades</text:p>
          <text:list>
            <text:list-item>
              <text:p text:style-name="P4">Assunto(Cadastro de assuntos)</text:p>
            </text:list-item>
            <text:list-item>
              <text:p text:style-name="P4">Títulos(Cadastro de títulos – um título = vários exemplares)</text:p>
            </text:list-item>
            <text:list-item>
              <text:p text:style-name="P4">Exemplar(para atribuir um identificador de exemplar para cada título)</text:p>
            </text:list-item>
            <text:list-item>
              <text:p text:style-name="P4">Alunos(Cadastro de Autores)</text:p>
            </text:list-item>
            <text:list-item>
              <text:p text:style-name="P4">Empréstimos(Repasse do empréstimo de livros(s) para aluno)</text:p>
            </text:list-item>
            <text:list-item>
              <text:p text:style-name="P4">Autores(Cadastro de alunos)</text:p>
            </text:list-item>
            <text:list-item>
              <text:p text:style-name="P4">Editoras(Cadastro de Editoras)</text:p>
            </text:list-item>
          </text:list>
        </text:list-item>
        <text:list-item>
          <text:p text:style-name="P4">Associações</text:p>
          <text:list>
            <text:list-item>
              <text:p text:style-name="P5">Título→ Exemplar</text:p>
            </text:list-item>
            <text:list-item>
              <text:p text:style-name="P6">Título→ Autor</text:p>
            </text:list-item>
            <text:list-item>
              <text:p text:style-name="P6">Título→Editora</text:p>
            </text:list-item>
            <text:list-item>
              <text:p text:style-name="P6">Título→Assunto</text:p>
            </text:list-item>
            <text:list-item>
              <text:p text:style-name="P6">Exemplar→Empréstimo</text:p>
            </text:list-item>
            <text:list-item>
              <text:p text:style-name="P6">Empréstimo→Aluno</text:p>
            </text:list-item>
          </text:list>
        </text:list-item>
        <text:list-item>
          <text:p text:style-name="P4">Atributos e Identificadores</text:p>
          <text:list>
            <text:list-item>
              <text:p text:style-name="P7">Título(<text:span text:style-name="T2">id</text:span>, nome)</text:p>
            </text:list-item>
            <text:list-item>
              <text:p text:style-name="P7">Exemplar(id, edição localização)</text:p>
            </text:list-item>
            <text:list-item>
              <text:p text:style-name="P7">Autor(id, nome)</text:p>
            </text:list-item>
            <text:list-item>
              <text:p text:style-name="P7">Editora(id, nome)</text:p>
            </text:list-item>
            <text:list-item>
              <text:p text:style-name="P7">Empréstimo(id,dataemprestimo,dataprevdevolucao,datadevolucao)</text:p>
            </text:list-item>
            <text:list-item>
              <text:p text:style-name="P7">Alunos(id, nome, fone,e-mail, endereço,cep,cidade,uf)</text:p>
            </text:list-item>
            <text:list-item>
              <text:p text:style-name="P7">Assuntos(id,descricao)</text:p>
            </text:list-item>
          </text:list>
        </text:list-item>
        <text:list-item>
          <text:p text:style-name="P4">Cardinalidade e Aspecto Temporal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style:font-size-asian="14pt" style:font-weight-asian="bold"/>
    </style:style>
    <style:page-layout style:name="Mpm1">
      <style:page-layout-properties fo:page-width="21.59cm" fo:page-height="27.94cm" style:num-format="1" style:print-orientation="portrait" fo:margin-top="1.27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bottom="1.13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BANCO DE DADOS I – Prof. Moacir S. Kichel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Estudo de Caso: Uma escola deseja informatizar sua biblioteca</dc:title>
    <dc:subject/>
    <meta:keyword/>
    <meta:initial-creator>UnC</meta:initial-creator>
    <meta:creation-date>2006-03-28T15:04:00</meta:creation-date>
    <dc:date>2022-07-28T21:47:23.748000000</dc:date>
    <meta:print-date>2006-03-28T15:20:00</meta:print-date>
    <meta:editing-cycles>11</meta:editing-cycles>
    <meta:editing-duration>PT43M32S</meta:editing-duration>
    <meta:generator>LibreOffice/7.2.1.2$Windows_X86_64 LibreOffice_project/87b77fad49947c1441b67c559c339af8f3517e22</meta:generator>
    <meta:document-statistic meta:table-count="0" meta:image-count="0" meta:object-count="0" meta:page-count="1" meta:paragraph-count="26" meta:word-count="258" meta:character-count="1741" meta:non-whitespace-character-count="1530"/>
  </office:meta>
</office:document-meta>
</file>